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2.004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egociação de conflitos no processo de desenvolvimento de software é um tema bastante recente e não foram encontrados muita bibliografia nessa área. A partir desta dificuldade procuramos realizar uma pesquisa de teses e monografias apresentadas nos últimos 10 anos que abordassem o tema. Procuramos descrever um contexto de engenharia de requisitos para que abordagem sobre negociação de conflitos se desse da forma mais fluente possível. </text:p>
      <text:p text:style-name="P1"><text:tab/>Foi encontrado uma tese de mestrado na qual é descrito um processo de engenharia de requisitos denominado WRE-Process - Um processo para engenharia de requisitos baseado no R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6T14:43:03</meta:creation-date>
    <dc:date>2011-01-06T17:17:28</dc:date>
    <meta:editing-cycles>3</meta:editing-cycles>
    <meta:editing-duration>PT1H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93" meta:character-count="617"/>
  </office:meta>
</office:document-meta>
</file>